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8cm" draw:marker-end-width="0.508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579d1c" draw:marker-start-width="0.509cm" draw:marker-end-width="0.509cm" draw:fill="solid" draw:fill-color="#99cc99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766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3366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_20_concave" draw:marker-start-width="0.508cm" draw:marker-end="Arrow_20_concave" draw:marker-end-width="0.508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standard">
      <style:graphic-properties draw:stroke="none" draw:fill="none" fo:min-height="0.87cm"/>
    </style:style>
    <style:style style:name="gr18" style:family="graphic" style:parent-style-name="objectwithoutfill">
      <style:graphic-properties svg:stroke-color="#66cc00" draw:fill="none" draw:textarea-vertical-align="middle"/>
    </style:style>
    <style:style style:name="gr19" style:family="graphic" style:parent-style-name="objectwithoutfill">
      <style:graphic-properties svg:stroke-color="#00ccff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ccff" draw:fill="none" draw:textarea-vertical-align="middle"/>
    </style:style>
    <style:style style:name="gr21" style:family="graphic" style:parent-style-name="objectwithoutfill">
      <style:graphic-properties svg:stroke-color="#ff33ff" draw:fill="none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3333" fo:font-weight="bold" style:font-weight-asian="bold" style:font-weight-complex="bold"/>
    </style:style>
    <style:style style:name="P6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66cc00" fo:font-size="18pt" fo:font-weight="bold" style:font-weight-asian="bold" style:font-weight-complex="bold"/>
    </style:style>
    <style:style style:name="P9" style:family="paragraph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size="26pt"/>
    </style:style>
    <style:style style:name="P14" style:family="paragraph">
      <style:text-properties fo:font-size="20pt"/>
    </style:style>
    <style:style style:name="P15" style:family="paragraph">
      <style:text-properties fo:color="#00ccff" fo:font-size="18pt" fo:font-weight="bold" style:font-weight-asian="bold" style:font-weight-complex="bold"/>
    </style:style>
    <style:style style:name="P16" style:family="paragraph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text-properties fo:font-size="18pt" fo:font-weight="bold" style:font-weight-asian="bold" style:font-weight-complex="bold"/>
    </style:style>
    <style:style style:name="P18" style:family="paragraph">
      <style:text-properties fo:font-size="18pt" style:text-underline-style="none" fo:font-weight="normal" style:font-weight-asian="normal" style:font-weight-complex="normal"/>
    </style:style>
    <style:style style:name="P19" style:family="paragraph">
      <style:text-properties fo:color="#ff00ff" fo:font-size="18pt" style:text-underline-style="none" fo:font-weight="bold" style:font-weight-asian="bold" style:font-weight-complex="bold"/>
    </style:style>
    <style:style style:name="P20" style:family="paragraph">
      <style:text-properties fo:color="#ff00ff" fo:font-size="18pt" fo:font-weight="bold" style:font-weight-asian="bold" style:font-weight-complex="bold"/>
    </style:style>
    <style:style style:name="P21" style:family="paragraph">
      <style:text-properties fo:color="#ff00ff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cc00" fo:font-weight="bold" style:font-weight-asian="bold" style:font-weight-complex="bold"/>
    </style:style>
    <style:style style:name="T8" style:family="text">
      <style:text-properties fo:color="#66cc0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6699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ccff" fo:font-weight="bold" style:font-weight-asian="bold" style:font-weight-complex="bold"/>
    </style:style>
    <style:style style:name="T11" style:family="text">
      <style:text-properties fo:color="#00ccff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ff00ff" style:text-underline-style="none" fo:font-weight="bold" style:font-weight-asian="bold" style:font-weight-complex="bold"/>
    </style:style>
    <style:style style:name="T14" style:family="text">
      <style:text-properties fo:color="#ff00ff" fo:font-weight="bold" style:font-weight-asian="bold" style:font-weight-complex="bold"/>
    </style:style>
    <style:style style:name="T15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8.796cm" svg:height="18.796cm" svg:x="7.112cm" svg:y="1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318cm" svg:height="1.016cm" svg:x="5.04cm" svg:y="10.452cm">
          <text:p text:style-name="P1">ssh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366cm" svg:height="6.604cm" svg:x="13.524cm" svg:y="2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9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5.5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7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1.492cm" svg:y="4.334cm">
          <text:p text:style-name="P1">bic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1.016cm" svg:x="9.968cm" svg:y="6.134cm">
          <text:p text:style-name="P1">central-bio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8cm" svg:height="2.54cm" svg:x="13.838cm" svg:y="14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5.939cm" svg:y="14.5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8.04cm" svg:y="14.5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7.62cm" svg:height="3.048cm" svg:x="13.076cm" svg:y="14.2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.64cm" svg:y="4.252cm">
          <text:p text:style-name="P1">PC @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7cm" svg:height="5.334cm" svg:x="16.672cm" svg:y="2.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4.318cm" svg:height="1.016cm" svg:x="18.804cm" svg:y="10.568cm">
          <text:p text:style-name="P1">PC @ pas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2.509cm" svg:height="0.962cm" svg:x="15.448cm" svg:y="1.632cm">
          <draw:text-box>
            <text:p>Cluster</text:p>
          </draw:text-box>
        </draw:frame>
        <draw:frame draw:style-name="gr8" draw:text-style-name="P1" draw:layer="layout" svg:width="7.229cm" svg:height="1.673cm" svg:x="13.108cm" svg:y="17.38cm">
          <draw:text-box>
            <text:p text:style-name="P1">Storage</text:p>
            <text:p text:style-name="P1">(home/projets/silo/atlas)</text:p>
          </draw:text-box>
        </draw:frame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9.77cm" svg:y1="11.684cm" svg:x2="12.7cm" svg:y2="14.273cm" svg:d="M9770 11684l2930 2589" svg:viewBox="0 0 2931 2590">
          <text:p/>
        </draw:connector>
        <draw:connector draw:style-name="gr10" draw:text-style-name="P1" draw:layer="layout" draw:type="line" svg:x1="13.97cm" svg:y1="14.227cm" svg:x2="13.999cm" svg:y2="9.16cm" svg:d="M13970 14227l29-5067" svg:viewBox="0 0 30 5068">
          <text:p/>
        </draw:connector>
        <draw:connector draw:style-name="gr10" draw:text-style-name="P1" draw:layer="layout" draw:type="line" svg:x1="9.77cm" svg:y1="11.685cm" svg:x2="12.7cm" svg:y2="14.274cm" svg:d="M9770 11685l2930 2589" svg:viewBox="0 0 2931 2590">
          <text:p/>
        </draw:connector>
        <draw:connector draw:style-name="gr10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8.971cm" svg:y1="10.121cm" svg:x2="11.976cm" svg:y2="7.62cm" svg:d="M8971 10121l3005-2501" svg:viewBox="0 0 3006 2502">
          <text:p/>
        </draw:connector>
        <draw:connector draw:style-name="gr10" draw:text-style-name="P1" draw:layer="layout" draw:type="line" svg:x1="19.983cm" svg:y1="11.684cm" svg:x2="18.288cm" svg:y2="14.095cm" svg:d="M19983 11684l-1695 2411" svg:viewBox="0 0 1696 2412">
          <text:p/>
        </draw:connector>
        <draw:connector draw:style-name="gr10" draw:text-style-name="P1" draw:layer="layout" draw:type="line" svg:x1="3.528cm" svg:y1="5.519cm" svg:x2="5.491cm" svg:y2="10.157cm" svg:d="M3528 5519l1963 4638" svg:viewBox="0 0 1964 4639">
          <text:p/>
        </draw:connector>
        <draw:connector draw:style-name="gr10" draw:text-style-name="P1" draw:layer="layout" draw:type="line" svg:x1="17.018cm" svg:y1="9.16cm" svg:x2="19.563cm" svg:y2="10.47cm" svg:d="M17018 9160l2545 1310" svg:viewBox="0 0 2546 131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2" draw:layer="layout" svg:width="0.762cm" svg:height="0.962cm" svg:x="3.502cm" svg:y="4.31cm">
          <draw:text-box>
            <text:p text:style-name="P2"><text:span text:style-name="T1">/</text:span></text:p>
          </draw:text-box>
        </draw:frame>
        <draw:frame draw:style-name="gr8" draw:text-style-name="P3" draw:layer="layout" svg:width="2.792cm" svg:height="0.962cm" svg:x="5.006cm" svg:y="5.942cm">
          <draw:text-box>
            <text:p text:style-name="P3"><text:span text:style-name="T2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3" draw:layer="layout" svg:width="2.547cm" svg:height="0.962cm" svg:x="8.206cm" svg:y="7.372cm">
          <draw:text-box>
            <text:p text:style-name="P3"><text:span text:style-name="T2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layer="layout" svg:width="2.538cm" svg:height="0.962cm" svg:x="11.207cm" svg:y="8.372cm">
          <draw:text-box>
            <text:p>login_2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3" draw:text-style-name="P1" draw:layer="layout" svg:width="0.507cm" svg:height="4.217cm" svg:x="4.226cm" svg:y="4.818cm" svg:viewBox="0 0 508 4218" draw:points="0,0 508,0 508,4218 508,4021">
          <text:p/>
        </draw:polyline>
        <draw:polyline draw:style-name="gr13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line draw:style-name="gr13" draw:text-style-name="P1" draw:layer="layout" svg:x1="4.734cm" svg:y1="5.58cm" svg:x2="5.08cm" svg:y2="5.58cm">
          <text:p/>
        </draw:line>
        <draw:line draw:style-name="gr13" draw:text-style-name="P1" draw:layer="layout" svg:x1="4.734cm" svg:y1="6.48cm" svg:x2="5.08cm" svg:y2="6.48cm">
          <text:p/>
        </draw:line>
        <draw:line draw:style-name="gr13" draw:text-style-name="P1" draw:layer="layout" svg:x1="4.734cm" svg:y1="7.28cm" svg:x2="5.08cm" svg:y2="7.28cm">
          <text:p/>
        </draw:line>
        <draw:line draw:style-name="gr13" draw:text-style-name="P1" draw:layer="layout" svg:x1="8.034cm" svg:y1="6.88cm" svg:x2="8.38cm" svg:y2="6.88cm">
          <text:p/>
        </draw:line>
        <draw:line draw:style-name="gr13" draw:text-style-name="P1" draw:layer="layout" svg:x1="8.034cm" svg:y1="7.88cm" svg:x2="8.38cm" svg:y2="7.88cm">
          <text:p/>
        </draw:line>
        <draw:line draw:style-name="gr13" draw:text-style-name="P1" draw:layer="layout" svg:x1="8.034cm" svg:y1="9.08cm" svg:x2="8.38cm" svg:y2="9.08cm">
          <text:p/>
        </draw:line>
        <draw:line draw:style-name="gr13" draw:text-style-name="P1" draw:layer="layout" svg:x1="11.034cm" svg:y1="8.18cm" svg:x2="11.38cm" svg:y2="8.18cm">
          <text:p/>
        </draw:line>
        <draw:line draw:style-name="gr13" draw:text-style-name="P1" draw:layer="layout" svg:x1="11.034cm" svg:y1="8.88cm" svg:x2="11.38cm" svg:y2="8.88cm">
          <text:p/>
        </draw:line>
        <draw:line draw:style-name="gr13" draw:text-style-name="P1" draw:layer="layout" svg:x1="11.034cm" svg:y1="9.68cm" svg:x2="11.38cm" svg:y2="9.68cm">
          <text:p/>
        </draw:line>
        <draw:frame draw:style-name="gr8" draw:text-style-name="P3" draw:layer="layout" svg:width="2.373cm" svg:height="0.962cm" svg:x="8.206cm" svg:y="14.372cm">
          <draw:text-box>
            <text:p text:style-name="P3"><text:span text:style-name="T2">unites</text:span></text:p>
          </draw:text-box>
        </draw:frame>
        <draw:line draw:style-name="gr13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3" draw:text-style-name="P1" draw:layer="layout" svg:width="0.507cm" svg:height="1.718cm" svg:x="10.326cm" svg:y="14.919cm" svg:viewBox="0 0 508 1719" draw:points="0,0 508,0 508,1719 508,1639">
          <text:p/>
        </draw:polyline>
        <draw:line draw:style-name="gr13" draw:text-style-name="P1" draw:layer="layout" svg:x1="10.834cm" svg:y1="15.181cm" svg:x2="11.18cm" svg:y2="15.181cm">
          <text:p/>
        </draw:line>
        <draw:line draw:style-name="gr13" draw:text-style-name="P1" draw:layer="layout" svg:x1="10.834cm" svg:y1="15.881cm" svg:x2="11.18cm" svg:y2="15.881cm">
          <text:p/>
        </draw:line>
        <draw:line draw:style-name="gr13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3" draw:text-style-name="P1" draw:layer="layout" svg:width="0.507cm" svg:height="1.718cm" svg:x="10.426cm" svg:y="11.72cm" svg:viewBox="0 0 508 1719" draw:points="0,0 508,0 508,1719 508,1639">
          <text:p/>
        </draw:polyline>
        <draw:line draw:style-name="gr13" draw:text-style-name="P1" draw:layer="layout" svg:x1="10.934cm" svg:y1="11.982cm" svg:x2="11.28cm" svg:y2="11.982cm">
          <text:p/>
        </draw:line>
        <draw:line draw:style-name="gr13" draw:text-style-name="P1" draw:layer="layout" svg:x1="10.934cm" svg:y1="12.682cm" svg:x2="11.28cm" svg:y2="12.682cm">
          <text:p/>
        </draw:line>
        <draw:frame draw:style-name="gr8" draw:text-style-name="P3" draw:layer="layout" svg:width="2.619cm" svg:height="0.962cm" svg:x="8.207cm" svg:y="11.172cm">
          <draw:text-box>
            <text:p text:style-name="P3"><text:span text:style-name="T2">projets</text:span></text:p>
          </draw:text-box>
        </draw:fram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line draw:style-name="gr13" draw:text-style-name="P1" draw:layer="layout" svg:x1="14.134cm" svg:y1="9.181cm" svg:x2="14.48cm" svg:y2="9.181cm">
          <text:p/>
        </draw:line>
        <draw:line draw:style-name="gr13" draw:text-style-name="P1" draw:layer="layout" svg:x1="14.134cm" svg:y1="9.881cm" svg:x2="14.48cm" svg:y2="9.881cm">
          <text:p/>
        </draw:line>
        <draw:line draw:style-name="gr13" draw:text-style-name="P1" draw:layer="layout" svg:x1="14.134cm" svg:y1="10.981cm" svg:x2="14.48cm" svg:y2="10.981cm">
          <text:p/>
        </draw:lin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line draw:style-name="gr13" draw:text-style-name="P1" draw:layer="layout" svg:x1="17.634cm" svg:y1="9.382cm" svg:x2="17.98cm" svg:y2="9.382cm">
          <text:p/>
        </draw:line>
        <draw:line draw:style-name="gr13" draw:text-style-name="P1" draw:layer="layout" svg:x1="17.634cm" svg:y1="10.082cm" svg:x2="17.98cm" svg:y2="10.082cm">
          <text:p/>
        </draw:line>
        <draw:line draw:style-name="gr13" draw:text-style-name="P1" draw:layer="layout" svg:x1="17.634cm" svg:y1="10.882cm" svg:x2="17.98cm" svg:y2="10.882cm">
          <text:p/>
        </draw:lin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polyline draw:style-name="gr13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3" draw:text-style-name="P1" draw:layer="layout" svg:x1="21.734cm" svg:y1="9.582cm" svg:x2="22.08cm" svg:y2="9.582cm">
          <text:p/>
        </draw:line>
        <draw:line draw:style-name="gr13" draw:text-style-name="P1" draw:layer="layout" svg:x1="21.734cm" svg:y1="10.282cm" svg:x2="22.08cm" svg:y2="10.282cm">
          <text:p/>
        </draw:line>
        <draw:line draw:style-name="gr13" draw:text-style-name="P1" draw:layer="layout" svg:x1="21.734cm" svg:y1="11.082cm" svg:x2="22.08cm" svg:y2="11.082cm">
          <text:p/>
        </draw:line>
        <draw:frame draw:style-name="gr8" draw:text-style-name="P4" draw:layer="layout" svg:width="17.465cm" svg:height="1.28cm" svg:x="5.588cm" svg:y="1.514cm">
          <draw:text-box>
            <text:p><text:span text:style-name="T3">Structure of file system on central storage</text:span></text:p>
          </draw:text-box>
        </draw:frame>
        <draw:line draw:style-name="gr14" draw:text-style-name="P1" draw:layer="layout" svg:x1="4.726cm" svg:y1="9.044cm" svg:x2="4.726cm" svg:y2="10.822cm">
          <text:p/>
        </draw:line>
        <draw:g>
          <draw:custom-shape draw:style-name="gr15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2.292cm" svg:x2="8.034cm" svg:y2="13.51cm">
            <text:p/>
          </draw:line>
        </draw:g>
        <draw:g>
          <draw:custom-shape draw:style-name="gr15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6.967cm" svg:x2="8.034cm" svg:y2="18.185cm">
            <text:p/>
          </draw:line>
        </draw:g>
        <draw:g>
          <draw:custom-shape draw:style-name="gr15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834cm" svg:y1="16.542cm" svg:x2="10.834cm" svg:y2="17.76cm">
            <text:p/>
          </draw:line>
        </draw:g>
        <draw:g>
          <draw:custom-shape draw:style-name="gr15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934cm" svg:y1="13.217cm" svg:x2="10.934cm" svg:y2="14.435cm">
            <text:p/>
          </draw:line>
        </draw:g>
        <draw:g>
          <draw:custom-shape draw:style-name="gr15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034cm" svg:y1="9.992cm" svg:x2="11.034cm" svg:y2="11.21cm">
            <text:p/>
          </draw:line>
        </draw:g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2" draw:text-style-name="P5" draw:layer="layout" svg:width="0.762cm" svg:height="0.962cm" svg:x="3.502cm" svg:y="4.31cm">
          <draw:text-box>
            <text:p text:style-name="P5"><text:span text:style-name="T4">/</text:span></text:p>
          </draw:text-box>
        </draw:frame>
        <draw:frame draw:style-name="gr8" draw:text-style-name="P6" draw:layer="layout" svg:width="2.792cm" svg:height="0.962cm" svg:x="5.006cm" svg:y="5.942cm">
          <draw:text-box>
            <text:p text:style-name="P6"><text:span text:style-name="T5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6" draw:layer="layout" svg:width="2.547cm" svg:height="0.962cm" svg:x="8.206cm" svg:y="7.372cm">
          <draw:text-box>
            <text:p text:style-name="P6"><text:span text:style-name="T5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text-style-name="P5" draw:layer="layout" svg:width="2.729cm" svg:height="0.962cm" svg:x="11.207cm" svg:y="8.372cm">
          <draw:text-box>
            <text:p text:style-name="P5"><text:span text:style-name="T4">login_2</text:span>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3" draw:text-style-name="P1" draw:layer="layout" svg:width="0.507cm" svg:height="4.217cm" svg:x="4.226cm" svg:y="4.818cm" svg:viewBox="0 0 508 4218" draw:points="0,0 508,0 508,4218 508,4021">
          <text:p/>
        </draw:polyline>
        <draw:polyline draw:style-name="gr13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line draw:style-name="gr13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3" draw:text-style-name="P1" draw:layer="layout" svg:x1="4.734cm" svg:y1="7.28cm" svg:x2="5.08cm" svg:y2="7.28cm">
          <text:p/>
        </draw:line>
        <draw:line draw:style-name="gr13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3" draw:text-style-name="P1" draw:layer="layout" svg:x1="8.034cm" svg:y1="9.08cm" svg:x2="8.38cm" svg:y2="9.08cm">
          <text:p/>
        </draw:line>
        <draw:line draw:style-name="gr13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3" draw:text-style-name="P1" draw:layer="layout" svg:x1="11.034cm" svg:y1="9.68cm" svg:x2="11.38cm" svg:y2="9.68cm">
          <text:p/>
        </draw:line>
        <draw:frame draw:style-name="gr8" draw:text-style-name="P3" draw:layer="layout" svg:width="2.373cm" svg:height="0.962cm" svg:x="8.206cm" svg:y="14.372cm">
          <draw:text-box>
            <text:p text:style-name="P3"><text:span text:style-name="T2">unites</text:span></text:p>
          </draw:text-box>
        </draw:frame>
        <draw:line draw:style-name="gr13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3" draw:text-style-name="P1" draw:layer="layout" svg:width="0.507cm" svg:height="1.718cm" svg:x="10.326cm" svg:y="14.919cm" svg:viewBox="0 0 508 1719" draw:points="0,0 508,0 508,1719 508,1639">
          <text:p/>
        </draw:polyline>
        <draw:line draw:style-name="gr13" draw:text-style-name="P1" draw:layer="layout" svg:x1="10.834cm" svg:y1="15.181cm" svg:x2="11.18cm" svg:y2="15.181cm">
          <text:p/>
        </draw:line>
        <draw:line draw:style-name="gr13" draw:text-style-name="P1" draw:layer="layout" svg:x1="10.834cm" svg:y1="15.881cm" svg:x2="11.18cm" svg:y2="15.881cm">
          <text:p/>
        </draw:line>
        <draw:line draw:style-name="gr13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3" draw:text-style-name="P1" draw:layer="layout" svg:width="0.507cm" svg:height="1.718cm" svg:x="10.426cm" svg:y="11.72cm" svg:viewBox="0 0 508 1719" draw:points="0,0 508,0 508,1719 508,1639">
          <text:p/>
        </draw:polyline>
        <draw:line draw:style-name="gr13" draw:text-style-name="P1" draw:layer="layout" svg:x1="10.934cm" svg:y1="11.982cm" svg:x2="11.28cm" svg:y2="11.982cm">
          <text:p/>
        </draw:line>
        <draw:line draw:style-name="gr13" draw:text-style-name="P1" draw:layer="layout" svg:x1="10.934cm" svg:y1="12.682cm" svg:x2="11.28cm" svg:y2="12.682cm">
          <text:p/>
        </draw:line>
        <draw:frame draw:style-name="gr8" draw:text-style-name="P3" draw:layer="layout" svg:width="2.619cm" svg:height="0.962cm" svg:x="8.207cm" svg:y="11.172cm">
          <draw:text-box>
            <text:p text:style-name="P3"><text:span text:style-name="T2">projets</text:span></text:p>
          </draw:text-box>
        </draw:fram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line draw:style-name="gr13" draw:text-style-name="P1" draw:layer="layout" svg:x1="14.134cm" svg:y1="9.181cm" svg:x2="14.48cm" svg:y2="9.181cm">
          <text:p/>
        </draw:line>
        <draw:line draw:style-name="gr13" draw:text-style-name="P1" draw:layer="layout" svg:x1="14.134cm" svg:y1="9.881cm" svg:x2="14.48cm" svg:y2="9.881cm">
          <text:p/>
        </draw:line>
        <draw:line draw:style-name="gr13" draw:text-style-name="P1" draw:layer="layout" svg:x1="14.134cm" svg:y1="10.981cm" svg:x2="14.48cm" svg:y2="10.981cm">
          <text:p/>
        </draw:lin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line draw:style-name="gr13" draw:text-style-name="P1" draw:layer="layout" svg:x1="17.634cm" svg:y1="9.382cm" svg:x2="17.98cm" svg:y2="9.382cm">
          <text:p/>
        </draw:line>
        <draw:line draw:style-name="gr13" draw:text-style-name="P1" draw:layer="layout" svg:x1="17.634cm" svg:y1="10.082cm" svg:x2="17.98cm" svg:y2="10.082cm">
          <text:p/>
        </draw:line>
        <draw:line draw:style-name="gr13" draw:text-style-name="P1" draw:layer="layout" svg:x1="17.634cm" svg:y1="10.882cm" svg:x2="17.98cm" svg:y2="10.882cm">
          <text:p/>
        </draw:lin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polyline draw:style-name="gr13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3" draw:text-style-name="P1" draw:layer="layout" svg:x1="21.734cm" svg:y1="9.582cm" svg:x2="22.08cm" svg:y2="9.582cm">
          <text:p/>
        </draw:line>
        <draw:line draw:style-name="gr13" draw:text-style-name="P1" draw:layer="layout" svg:x1="21.734cm" svg:y1="10.282cm" svg:x2="22.08cm" svg:y2="10.282cm">
          <text:p/>
        </draw:line>
        <draw:line draw:style-name="gr13" draw:text-style-name="P1" draw:layer="layout" svg:x1="21.734cm" svg:y1="11.082cm" svg:x2="22.08cm" svg:y2="11.082cm">
          <text:p/>
        </draw:line>
        <draw:frame draw:style-name="gr8" draw:text-style-name="P4" draw:layer="layout" svg:width="17.465cm" svg:height="1.28cm" svg:x="5.588cm" svg:y="1.514cm">
          <draw:text-box>
            <text:p><text:span text:style-name="T3">Structure of file system on central storage</text:span></text:p>
          </draw:text-box>
        </draw:frame>
        <draw:line draw:style-name="gr14" draw:text-style-name="P1" draw:layer="layout" svg:x1="4.726cm" svg:y1="9.044cm" svg:x2="4.726cm" svg:y2="10.822cm">
          <text:p/>
        </draw:line>
        <draw:g>
          <draw:custom-shape draw:style-name="gr15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2.292cm" svg:x2="8.034cm" svg:y2="13.51cm">
            <text:p/>
          </draw:line>
        </draw:g>
        <draw:g>
          <draw:custom-shape draw:style-name="gr15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6.967cm" svg:x2="8.034cm" svg:y2="18.185cm">
            <text:p/>
          </draw:line>
        </draw:g>
        <draw:g>
          <draw:custom-shape draw:style-name="gr15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834cm" svg:y1="16.542cm" svg:x2="10.834cm" svg:y2="17.76cm">
            <text:p/>
          </draw:line>
        </draw:g>
        <draw:g>
          <draw:custom-shape draw:style-name="gr15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934cm" svg:y1="13.217cm" svg:x2="10.934cm" svg:y2="14.435cm">
            <text:p/>
          </draw:line>
        </draw:g>
        <draw:g>
          <draw:custom-shape draw:style-name="gr15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034cm" svg:y1="9.992cm" svg:x2="11.034cm" svg:y2="11.21cm">
            <text:p/>
          </draw:line>
        </draw:g>
        <draw:polyline draw:style-name="gr16" draw:text-style-name="P1" draw:layer="layout" svg:width="0.507cm" svg:height="1.785cm" svg:x="4.226cm" svg:y="4.818cm" svg:viewBox="0 0 508 1786" draw:points="0,0 508,0 508,1786 508,1702">
          <text:p/>
        </draw:polyline>
        <draw:polyline draw:style-name="gr16" draw:text-style-name="P1" draw:layer="layout" svg:width="0.507cm" svg:height="1.785cm" svg:x="7.526cm" svg:y="6.418cm" svg:viewBox="0 0 508 1786" draw:points="0,0 508,0 508,1786 508,1702">
          <text:p/>
        </draw:polyline>
        <draw:polyline draw:style-name="gr16" draw:text-style-name="P1" draw:layer="layout" svg:width="0.507cm" svg:height="0.971cm" svg:x="10.526cm" svg:y="7.918cm" svg:viewBox="0 0 508 972" draw:points="0,0 508,0 508,972 508,927">
          <text:p/>
        </draw:polyline>
        <draw:frame draw:style-name="gr17" draw:text-style-name="P7" draw:layer="layout" svg:width="23.114cm" svg:height="1.12cm" svg:x="2.794cm" svg:y="19.152cm">
          <draw:text-box>
            <text:p text:style-name="P7"><text:span text:style-name="T6">Absolute path to home of user login_2 : /pasteur/homes/login_2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8" draw:layer="layout" svg:width="0.762cm" svg:height="0.962cm" svg:x="3.502cm" svg:y="4.31cm">
          <draw:text-box>
            <text:p text:style-name="P8"><text:span text:style-name="T7">/</text:span></text:p>
          </draw:text-box>
        </draw:frame>
        <draw:frame draw:style-name="gr8" draw:text-style-name="P9" draw:layer="layout" svg:width="2.792cm" svg:height="0.962cm" svg:x="5.006cm" svg:y="5.942cm">
          <draw:text-box>
            <text:p text:style-name="P9"><text:span text:style-name="T8">pasteur</text:span></text:p>
          </draw:text-box>
        </draw:frame>
        <draw:frame draw:style-name="gr8" draw:text-style-name="P10" draw:layer="layout" svg:width="1.383cm" svg:height="0.962cm" svg:x="5.006cm" svg:y="5.072cm">
          <draw:text-box>
            <text:p text:style-name="P10">opt</text:p>
          </draw:text-box>
        </draw:frame>
        <draw:frame draw:style-name="gr8" draw:text-style-name="P10" draw:layer="layout" svg:width="1.734cm" svg:height="0.962cm" svg:x="5.006cm" svg:y="6.772cm">
          <draw:text-box>
            <text:p text:style-name="P10">proc</text:p>
          </draw:text-box>
        </draw:frame>
        <draw:frame draw:style-name="gr8" draw:text-style-name="P10" draw:layer="layout" svg:width="1.734cm" svg:height="0.962cm" svg:x="8.206cm" svg:y="6.372cm">
          <draw:text-box>
            <text:p text:style-name="P10">gmp</text:p>
          </draw:text-box>
        </draw:frame>
        <draw:frame draw:style-name="gr8" draw:text-style-name="P11" draw:layer="layout" svg:width="2.547cm" svg:height="0.962cm" svg:x="8.206cm" svg:y="7.372cm">
          <draw:text-box>
            <text:p text:style-name="P11"><text:span text:style-name="T2">homes</text:span></text:p>
          </draw:text-box>
        </draw:frame>
        <draw:frame draw:style-name="gr8" draw:text-style-name="P10" draw:layer="layout" svg:width="2.331cm" svg:height="0.962cm" svg:x="8.206cm" svg:y="8.572cm">
          <draw:text-box>
            <text:p text:style-name="P10">listeria</text:p>
          </draw:text-box>
        </draw:frame>
        <draw:frame draw:style-name="gr8" draw:text-style-name="P10" draw:layer="layout" svg:width="2.538cm" svg:height="0.962cm" svg:x="11.207cm" svg:y="7.672cm">
          <draw:text-box>
            <text:p text:style-name="P10">login_1</text:p>
          </draw:text-box>
        </draw:frame>
        <draw:frame draw:style-name="gr8" draw:text-style-name="P10" draw:layer="layout" svg:width="2.538cm" svg:height="0.962cm" svg:x="11.207cm" svg:y="8.372cm">
          <draw:text-box>
            <text:p text:style-name="P10">login_2</text:p>
          </draw:text-box>
        </draw:frame>
        <draw:frame draw:style-name="gr8" draw:text-style-name="P10" draw:layer="layout" svg:width="2.538cm" svg:height="0.962cm" svg:x="11.207cm" svg:y="9.072cm">
          <draw:text-box>
            <text:p text:style-name="P10">login_3</text:p>
          </draw:text-box>
        </draw:frame>
        <draw:polyline draw:style-name="gr13" draw:text-style-name="P1" draw:layer="layout" svg:width="0.507cm" svg:height="4.217cm" svg:x="4.226cm" svg:y="4.818cm" svg:viewBox="0 0 508 4218" draw:points="0,0 508,0 508,4218 508,4021">
          <text:p/>
        </draw:polyline>
        <draw:polyline draw:style-name="gr13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line draw:style-name="gr13" draw:text-style-name="P1" draw:layer="layout" svg:x1="4.734cm" svg:y1="5.58cm" svg:x2="5.08cm" svg:y2="5.58cm">
          <text:p/>
        </draw:line>
        <draw:line draw:style-name="gr18" draw:text-style-name="P1" draw:layer="layout" svg:x1="4.734cm" svg:y1="6.48cm" svg:x2="5.08cm" svg:y2="6.48cm">
          <text:p/>
        </draw:line>
        <draw:line draw:style-name="gr13" draw:text-style-name="P1" draw:layer="layout" svg:x1="4.734cm" svg:y1="7.28cm" svg:x2="5.08cm" svg:y2="7.28cm">
          <text:p/>
        </draw:line>
        <draw:line draw:style-name="gr13" draw:text-style-name="P1" draw:layer="layout" svg:x1="8.034cm" svg:y1="6.88cm" svg:x2="8.38cm" svg:y2="6.88cm">
          <text:p/>
        </draw:line>
        <draw:line draw:style-name="gr13" draw:text-style-name="P1" draw:layer="layout" svg:x1="8.034cm" svg:y1="7.88cm" svg:x2="8.38cm" svg:y2="7.88cm">
          <text:p/>
        </draw:line>
        <draw:line draw:style-name="gr13" draw:text-style-name="P1" draw:layer="layout" svg:x1="8.034cm" svg:y1="9.08cm" svg:x2="8.38cm" svg:y2="9.08cm">
          <text:p/>
        </draw:line>
        <draw:line draw:style-name="gr13" draw:text-style-name="P1" draw:layer="layout" svg:x1="11.034cm" svg:y1="8.18cm" svg:x2="11.38cm" svg:y2="8.18cm">
          <text:p/>
        </draw:line>
        <draw:line draw:style-name="gr13" draw:text-style-name="P1" draw:layer="layout" svg:x1="11.034cm" svg:y1="8.88cm" svg:x2="11.38cm" svg:y2="8.88cm">
          <text:p/>
        </draw:line>
        <draw:line draw:style-name="gr13" draw:text-style-name="P1" draw:layer="layout" svg:x1="11.034cm" svg:y1="9.68cm" svg:x2="11.38cm" svg:y2="9.68cm">
          <text:p/>
        </draw:line>
        <draw:frame draw:style-name="gr8" draw:text-style-name="P11" draw:layer="layout" svg:width="2.373cm" svg:height="0.962cm" svg:x="8.206cm" svg:y="14.372cm">
          <draw:text-box>
            <text:p text:style-name="P11"><text:span text:style-name="T2">unites</text:span></text:p>
          </draw:text-box>
        </draw:frame>
        <draw:line draw:style-name="gr13" draw:text-style-name="P1" draw:layer="layout" svg:x1="8.034cm" svg:y1="14.88cm" svg:x2="8.38cm" svg:y2="14.88cm">
          <text:p/>
        </draw:line>
        <draw:frame draw:style-name="gr8" draw:text-style-name="P10" draw:layer="layout" svg:width="2.576cm" svg:height="0.962cm" svg:x="11.007cm" svg:y="14.673cm">
          <draw:text-box>
            <text:p text:style-name="P10">unite_a</text:p>
          </draw:text-box>
        </draw:frame>
        <draw:frame draw:style-name="gr8" draw:text-style-name="P10" draw:layer="layout" svg:width="2.576cm" svg:height="0.962cm" svg:x="11.007cm" svg:y="15.373cm">
          <draw:text-box>
            <text:p text:style-name="P10">unite_b</text:p>
          </draw:text-box>
        </draw:frame>
        <draw:polyline draw:style-name="gr13" draw:text-style-name="P1" draw:layer="layout" svg:width="0.507cm" svg:height="1.718cm" svg:x="10.326cm" svg:y="14.919cm" svg:viewBox="0 0 508 1719" draw:points="0,0 508,0 508,1719 508,1639">
          <text:p/>
        </draw:polyline>
        <draw:line draw:style-name="gr13" draw:text-style-name="P1" draw:layer="layout" svg:x1="10.834cm" svg:y1="15.181cm" svg:x2="11.18cm" svg:y2="15.181cm">
          <text:p/>
        </draw:line>
        <draw:line draw:style-name="gr13" draw:text-style-name="P1" draw:layer="layout" svg:x1="10.834cm" svg:y1="15.881cm" svg:x2="11.18cm" svg:y2="15.881cm">
          <text:p/>
        </draw:line>
        <draw:line draw:style-name="gr18" draw:text-style-name="P1" draw:layer="layout" svg:x1="8.034cm" svg:y1="11.681cm" svg:x2="8.38cm" svg:y2="11.681cm">
          <text:p/>
        </draw:line>
        <draw:frame draw:style-name="gr8" draw:text-style-name="P10" draw:layer="layout" svg:width="2.86cm" svg:height="0.962cm" svg:x="11.107cm" svg:y="11.474cm">
          <draw:text-box>
            <text:p text:style-name="P10">projet_A</text:p>
          </draw:text-box>
        </draw:frame>
        <draw:frame draw:style-name="gr8" draw:text-style-name="P8" draw:layer="layout" svg:width="3.076cm" svg:height="0.962cm" svg:x="11.107cm" svg:y="12.174cm">
          <draw:text-box>
            <text:p text:style-name="P8"><text:span text:style-name="T7">projet_B</text:span></text:p>
          </draw:text-box>
        </draw:frame>
        <draw:polyline draw:style-name="gr13" draw:text-style-name="P1" draw:layer="layout" svg:width="0.507cm" svg:height="1.718cm" svg:x="10.426cm" svg:y="11.72cm" svg:viewBox="0 0 508 1719" draw:points="0,0 508,0 508,1719 508,1639">
          <text:p/>
        </draw:polyline>
        <draw:line draw:style-name="gr13" draw:text-style-name="P1" draw:layer="layout" svg:x1="10.934cm" svg:y1="11.982cm" svg:x2="11.28cm" svg:y2="11.982cm">
          <text:p/>
        </draw:line>
        <draw:line draw:style-name="gr18" draw:text-style-name="P1" draw:layer="layout" svg:x1="10.934cm" svg:y1="12.682cm" svg:x2="11.28cm" svg:y2="12.682cm">
          <text:p/>
        </draw:line>
        <draw:frame draw:style-name="gr8" draw:text-style-name="P12" draw:layer="layout" svg:width="2.619cm" svg:height="0.962cm" svg:x="8.088cm" svg:y="11.172cm">
          <draw:text-box>
            <text:p text:style-name="P12"><text:span text:style-name="T9">projets</text:span></text:p>
          </draw:text-box>
        </draw:fram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0" draw:layer="layout" svg:width="2.754cm" svg:height="0.962cm" svg:x="14.307cm" svg:y="8.673cm">
          <draw:text-box>
            <text:p text:style-name="P10">DataBio</text:p>
          </draw:text-box>
        </draw:frame>
        <draw:frame draw:style-name="gr8" draw:text-style-name="P10" draw:layer="layout" svg:width="2.691cm" svg:height="0.962cm" svg:x="14.307cm" svg:y="10.473cm">
          <draw:text-box>
            <text:p text:style-name="P10">blast.txt</text:p>
          </draw:text-box>
        </draw:fram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line draw:style-name="gr13" draw:text-style-name="P1" draw:layer="layout" svg:x1="14.134cm" svg:y1="9.181cm" svg:x2="14.48cm" svg:y2="9.181cm">
          <text:p/>
        </draw:line>
        <draw:line draw:style-name="gr13" draw:text-style-name="P1" draw:layer="layout" svg:x1="14.134cm" svg:y1="9.881cm" svg:x2="14.48cm" svg:y2="9.881cm">
          <text:p/>
        </draw:line>
        <draw:line draw:style-name="gr13" draw:text-style-name="P1" draw:layer="layout" svg:x1="14.134cm" svg:y1="10.981cm" svg:x2="14.48cm" svg:y2="10.981cm">
          <text:p/>
        </draw:lin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0" draw:layer="layout" svg:width="3.669cm" svg:height="0.962cm" svg:x="17.807cm" svg:y="8.874cm">
          <draw:text-box>
            <text:p text:style-name="P10">Sequences</text:p>
          </draw:text-box>
        </draw:frame>
        <draw:frame draw:style-name="gr8" draw:text-style-name="P10" draw:layer="layout" svg:width="2.018cm" svg:height="0.962cm" svg:x="17.807cm" svg:y="9.574cm">
          <draw:text-box>
            <text:p text:style-name="P10">HMM</text:p>
          </draw:text-box>
        </draw:frame>
        <draw:frame draw:style-name="gr8" draw:text-style-name="P10" draw:layer="layout" svg:width="1.035cm" svg:height="0.962cm" svg:x="17.807cm" svg:y="10.274cm">
          <draw:text-box>
            <text:p text:style-name="P10">...</text:p>
          </draw:text-box>
        </draw:fram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line draw:style-name="gr13" draw:text-style-name="P1" draw:layer="layout" svg:x1="17.634cm" svg:y1="9.382cm" svg:x2="17.98cm" svg:y2="9.382cm">
          <text:p/>
        </draw:line>
        <draw:line draw:style-name="gr13" draw:text-style-name="P1" draw:layer="layout" svg:x1="17.634cm" svg:y1="10.082cm" svg:x2="17.98cm" svg:y2="10.082cm">
          <text:p/>
        </draw:line>
        <draw:line draw:style-name="gr13" draw:text-style-name="P1" draw:layer="layout" svg:x1="17.634cm" svg:y1="10.882cm" svg:x2="17.98cm" svg:y2="10.882cm">
          <text:p/>
        </draw:lin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polyline draw:style-name="gr13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0" draw:layer="layout" svg:width="2.263cm" svg:height="0.962cm" svg:x="21.907cm" svg:y="9.074cm">
          <draw:text-box>
            <text:p text:style-name="P10">qn1.fa</text:p>
          </draw:text-box>
        </draw:frame>
        <draw:frame draw:style-name="gr8" draw:text-style-name="P10" draw:layer="layout" svg:width="2.369cm" svg:height="0.962cm" svg:x="21.907cm" svg:y="9.774cm">
          <draw:text-box>
            <text:p text:style-name="P10">abc.sp</text:p>
          </draw:text-box>
        </draw:frame>
        <draw:frame draw:style-name="gr8" draw:text-style-name="P10" draw:layer="layout" svg:width="1.035cm" svg:height="0.962cm" svg:x="21.907cm" svg:y="10.474cm">
          <draw:text-box>
            <text:p text:style-name="P10">...</text:p>
          </draw:text-box>
        </draw:frame>
        <draw:line draw:style-name="gr13" draw:text-style-name="P1" draw:layer="layout" svg:x1="21.734cm" svg:y1="9.582cm" svg:x2="22.08cm" svg:y2="9.582cm">
          <text:p/>
        </draw:line>
        <draw:line draw:style-name="gr13" draw:text-style-name="P1" draw:layer="layout" svg:x1="21.734cm" svg:y1="10.282cm" svg:x2="22.08cm" svg:y2="10.282cm">
          <text:p/>
        </draw:line>
        <draw:line draw:style-name="gr13" draw:text-style-name="P1" draw:layer="layout" svg:x1="21.734cm" svg:y1="11.082cm" svg:x2="22.08cm" svg:y2="11.082cm">
          <text:p/>
        </draw:line>
        <draw:frame draw:style-name="gr8" draw:text-style-name="P4" draw:layer="layout" svg:width="17.465cm" svg:height="1.28cm" svg:x="5.588cm" svg:y="1.514cm">
          <draw:text-box>
            <text:p text:style-name="P13"><text:span text:style-name="T3">Structure of file system on central storage</text:span></text:p>
          </draw:text-box>
        </draw:frame>
        <draw:line draw:style-name="gr14" draw:text-style-name="P1" draw:layer="layout" svg:x1="4.726cm" svg:y1="9.044cm" svg:x2="4.726cm" svg:y2="10.822cm">
          <text:p/>
        </draw:line>
        <draw:g>
          <draw:custom-shape draw:style-name="gr15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2.292cm" svg:x2="8.034cm" svg:y2="13.51cm">
            <text:p/>
          </draw:line>
        </draw:g>
        <draw:g>
          <draw:custom-shape draw:style-name="gr15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6.967cm" svg:x2="8.034cm" svg:y2="18.185cm">
            <text:p/>
          </draw:line>
        </draw:g>
        <draw:g>
          <draw:custom-shape draw:style-name="gr15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834cm" svg:y1="16.542cm" svg:x2="10.834cm" svg:y2="17.76cm">
            <text:p/>
          </draw:line>
        </draw:g>
        <draw:g>
          <draw:custom-shape draw:style-name="gr15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934cm" svg:y1="13.217cm" svg:x2="10.934cm" svg:y2="14.435cm">
            <text:p/>
          </draw:line>
        </draw:g>
        <draw:g>
          <draw:custom-shape draw:style-name="gr15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034cm" svg:y1="9.992cm" svg:x2="11.034cm" svg:y2="11.21cm">
            <text:p/>
          </draw:line>
        </draw:g>
        <draw:polyline draw:style-name="gr18" draw:text-style-name="P1" draw:layer="layout" svg:width="0.507cm" svg:height="1.785cm" svg:x="4.226cm" svg:y="4.818cm" svg:viewBox="0 0 508 1786" draw:points="0,0 508,0 508,1786 508,1702">
          <text:p/>
        </draw:polyline>
        <draw:polyline draw:style-name="gr18" draw:text-style-name="P1" draw:layer="layout" svg:width="0.507cm" svg:height="5.265cm" svg:x="7.526cm" svg:y="6.418cm" svg:viewBox="0 0 508 5266" draw:points="0,0 508,0 508,5266 508,5020">
          <text:p/>
        </draw:polyline>
        <draw:polyline draw:style-name="gr18" draw:text-style-name="P1" draw:layer="layout" svg:width="0.507cm" svg:height="0.981cm" svg:x="10.426cm" svg:y="11.718cm" svg:viewBox="0 0 508 982" draw:points="0,0 508,0 508,982 508,936">
          <text:p/>
        </draw:polyline>
        <draw:frame draw:style-name="gr8" draw:text-style-name="P7" draw:layer="layout" svg:width="18.333cm" svg:height="1.119cm" svg:x="5.289cm" svg:y="18.947cm">
          <draw:text-box>
            <text:p text:style-name="P7"><text:span text:style-name="T6">Absolute path to projet_B : /pasteur/projets/projet_B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2" draw:text-style-name="P15" draw:layer="layout" svg:width="0.762cm" svg:height="0.962cm" svg:x="3.502cm" svg:y="4.31cm">
          <draw:text-box>
            <text:p text:style-name="P15"><text:span text:style-name="T10">/</text:span></text:p>
          </draw:text-box>
        </draw:frame>
        <draw:frame draw:style-name="gr8" draw:text-style-name="P16" draw:layer="layout" svg:width="2.792cm" svg:height="0.962cm" svg:x="5.006cm" svg:y="5.942cm">
          <draw:text-box>
            <text:p text:style-name="P16"><text:span text:style-name="T11">pasteur</text:span></text:p>
          </draw:text-box>
        </draw:frame>
        <draw:frame draw:style-name="gr8" draw:text-style-name="P10" draw:layer="layout" svg:width="1.383cm" svg:height="0.962cm" svg:x="5.006cm" svg:y="5.072cm">
          <draw:text-box>
            <text:p text:style-name="P10">opt</text:p>
          </draw:text-box>
        </draw:frame>
        <draw:frame draw:style-name="gr8" draw:text-style-name="P10" draw:layer="layout" svg:width="1.734cm" svg:height="0.962cm" svg:x="5.006cm" svg:y="6.772cm">
          <draw:text-box>
            <text:p text:style-name="P10">proc</text:p>
          </draw:text-box>
        </draw:frame>
        <draw:frame draw:style-name="gr8" draw:text-style-name="P10" draw:layer="layout" svg:width="1.734cm" svg:height="0.962cm" svg:x="8.206cm" svg:y="6.372cm">
          <draw:text-box>
            <text:p text:style-name="P10">gmp</text:p>
          </draw:text-box>
        </draw:frame>
        <draw:frame draw:style-name="gr8" draw:text-style-name="P11" draw:layer="layout" svg:width="2.547cm" svg:height="0.962cm" svg:x="8.206cm" svg:y="7.372cm">
          <draw:text-box>
            <text:p text:style-name="P11"><text:span text:style-name="T2">homes</text:span></text:p>
          </draw:text-box>
        </draw:frame>
        <draw:frame draw:style-name="gr8" draw:text-style-name="P10" draw:layer="layout" svg:width="2.331cm" svg:height="0.962cm" svg:x="8.206cm" svg:y="8.572cm">
          <draw:text-box>
            <text:p text:style-name="P10">listeria</text:p>
          </draw:text-box>
        </draw:frame>
        <draw:frame draw:style-name="gr8" draw:text-style-name="P10" draw:layer="layout" svg:width="2.538cm" svg:height="0.962cm" svg:x="11.207cm" svg:y="7.672cm">
          <draw:text-box>
            <text:p text:style-name="P10">login_1</text:p>
          </draw:text-box>
        </draw:frame>
        <draw:frame draw:style-name="gr8" draw:text-style-name="P10" draw:layer="layout" svg:width="2.538cm" svg:height="0.962cm" svg:x="11.207cm" svg:y="8.372cm">
          <draw:text-box>
            <text:p text:style-name="P10">login_2</text:p>
          </draw:text-box>
        </draw:frame>
        <draw:frame draw:style-name="gr8" draw:text-style-name="P10" draw:layer="layout" svg:width="2.538cm" svg:height="0.962cm" svg:x="11.207cm" svg:y="9.072cm">
          <draw:text-box>
            <text:p text:style-name="P10">login_3</text:p>
          </draw:text-box>
        </draw:frame>
        <draw:polyline draw:style-name="gr13" draw:text-style-name="P1" draw:layer="layout" svg:width="0.507cm" svg:height="4.217cm" svg:x="4.226cm" svg:y="4.818cm" svg:viewBox="0 0 508 4218" draw:points="0,0 508,0 508,4218 508,4021">
          <text:p/>
        </draw:polyline>
        <draw:polyline draw:style-name="gr13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line draw:style-name="gr13" draw:text-style-name="P1" draw:layer="layout" svg:x1="4.734cm" svg:y1="5.58cm" svg:x2="5.08cm" svg:y2="5.58cm">
          <text:p/>
        </draw:line>
        <draw:line draw:style-name="gr19" draw:text-style-name="P1" draw:layer="layout" svg:x1="4.734cm" svg:y1="6.48cm" svg:x2="5.08cm" svg:y2="6.48cm">
          <text:p/>
        </draw:line>
        <draw:line draw:style-name="gr13" draw:text-style-name="P1" draw:layer="layout" svg:x1="4.734cm" svg:y1="7.28cm" svg:x2="5.08cm" svg:y2="7.28cm">
          <text:p/>
        </draw:line>
        <draw:line draw:style-name="gr13" draw:text-style-name="P1" draw:layer="layout" svg:x1="8.034cm" svg:y1="6.88cm" svg:x2="8.38cm" svg:y2="6.88cm">
          <text:p/>
        </draw:line>
        <draw:line draw:style-name="gr13" draw:text-style-name="P1" draw:layer="layout" svg:x1="8.034cm" svg:y1="7.88cm" svg:x2="8.38cm" svg:y2="7.88cm">
          <text:p/>
        </draw:line>
        <draw:line draw:style-name="gr13" draw:text-style-name="P1" draw:layer="layout" svg:x1="8.034cm" svg:y1="9.08cm" svg:x2="8.38cm" svg:y2="9.08cm">
          <text:p/>
        </draw:line>
        <draw:line draw:style-name="gr13" draw:text-style-name="P1" draw:layer="layout" svg:x1="11.034cm" svg:y1="8.18cm" svg:x2="11.38cm" svg:y2="8.18cm">
          <text:p/>
        </draw:line>
        <draw:line draw:style-name="gr13" draw:text-style-name="P1" draw:layer="layout" svg:x1="11.034cm" svg:y1="8.88cm" svg:x2="11.38cm" svg:y2="8.88cm">
          <text:p/>
        </draw:line>
        <draw:line draw:style-name="gr13" draw:text-style-name="P1" draw:layer="layout" svg:x1="11.034cm" svg:y1="9.68cm" svg:x2="11.38cm" svg:y2="9.68cm">
          <text:p/>
        </draw:line>
        <draw:frame draw:style-name="gr8" draw:text-style-name="P16" draw:layer="layout" svg:width="2.373cm" svg:height="0.962cm" svg:x="8.206cm" svg:y="14.372cm">
          <draw:text-box>
            <text:p text:style-name="P16"><text:span text:style-name="T11">unites</text:span></text:p>
          </draw:text-box>
        </draw:frame>
        <draw:line draw:style-name="gr19" draw:text-style-name="P1" draw:layer="layout" svg:x1="8.034cm" svg:y1="14.88cm" svg:x2="8.38cm" svg:y2="14.88cm">
          <text:p/>
        </draw:line>
        <draw:frame draw:style-name="gr8" draw:text-style-name="P10" draw:layer="layout" svg:width="2.576cm" svg:height="0.962cm" svg:x="11.007cm" svg:y="14.673cm">
          <draw:text-box>
            <text:p text:style-name="P10">unite_a</text:p>
          </draw:text-box>
        </draw:frame>
        <draw:frame draw:style-name="gr8" draw:text-style-name="P15" draw:layer="layout" svg:width="2.763cm" svg:height="0.962cm" svg:x="11.007cm" svg:y="15.373cm">
          <draw:text-box>
            <text:p text:style-name="P15"><text:span text:style-name="T10">unite_b</text:span></text:p>
          </draw:text-box>
        </draw:frame>
        <draw:polyline draw:style-name="gr13" draw:text-style-name="P1" draw:layer="layout" svg:width="0.507cm" svg:height="1.718cm" svg:x="10.326cm" svg:y="14.919cm" svg:viewBox="0 0 508 1719" draw:points="0,0 508,0 508,1719 508,1639">
          <text:p/>
        </draw:polyline>
        <draw:line draw:style-name="gr13" draw:text-style-name="P1" draw:layer="layout" svg:x1="10.834cm" svg:y1="15.181cm" svg:x2="11.18cm" svg:y2="15.181cm">
          <text:p/>
        </draw:line>
        <draw:line draw:style-name="gr19" draw:text-style-name="P1" draw:layer="layout" svg:x1="10.834cm" svg:y1="15.881cm" svg:x2="11.18cm" svg:y2="15.881cm">
          <text:p/>
        </draw:line>
        <draw:line draw:style-name="gr13" draw:text-style-name="P1" draw:layer="layout" svg:x1="8.034cm" svg:y1="11.681cm" svg:x2="8.38cm" svg:y2="11.681cm">
          <text:p/>
        </draw:line>
        <draw:frame draw:style-name="gr8" draw:text-style-name="P10" draw:layer="layout" svg:width="2.86cm" svg:height="0.962cm" svg:x="11.107cm" svg:y="11.474cm">
          <draw:text-box>
            <text:p text:style-name="P10">projet_A</text:p>
          </draw:text-box>
        </draw:frame>
        <draw:frame draw:style-name="gr8" draw:text-style-name="P10" draw:layer="layout" svg:width="2.86cm" svg:height="0.962cm" svg:x="11.107cm" svg:y="12.174cm">
          <draw:text-box>
            <text:p text:style-name="P10">projet_B</text:p>
          </draw:text-box>
        </draw:frame>
        <draw:polyline draw:style-name="gr13" draw:text-style-name="P1" draw:layer="layout" svg:width="0.507cm" svg:height="1.718cm" svg:x="10.426cm" svg:y="11.72cm" svg:viewBox="0 0 508 1719" draw:points="0,0 508,0 508,1719 508,1639">
          <text:p/>
        </draw:polyline>
        <draw:line draw:style-name="gr13" draw:text-style-name="P1" draw:layer="layout" svg:x1="10.934cm" svg:y1="11.982cm" svg:x2="11.28cm" svg:y2="11.982cm">
          <text:p/>
        </draw:line>
        <draw:line draw:style-name="gr13" draw:text-style-name="P1" draw:layer="layout" svg:x1="10.934cm" svg:y1="12.682cm" svg:x2="11.28cm" svg:y2="12.682cm">
          <text:p/>
        </draw:line>
        <draw:frame draw:style-name="gr8" draw:text-style-name="P11" draw:layer="layout" svg:width="2.619cm" svg:height="0.962cm" svg:x="8.207cm" svg:y="11.172cm">
          <draw:text-box>
            <text:p text:style-name="P11"><text:span text:style-name="T2">projets</text:span></text:p>
          </draw:text-box>
        </draw:fram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0" draw:layer="layout" svg:width="2.754cm" svg:height="0.962cm" svg:x="14.307cm" svg:y="8.673cm">
          <draw:text-box>
            <text:p text:style-name="P10">DataBio</text:p>
          </draw:text-box>
        </draw:frame>
        <draw:frame draw:style-name="gr8" draw:text-style-name="P10" draw:layer="layout" svg:width="2.691cm" svg:height="0.962cm" svg:x="14.307cm" svg:y="10.473cm">
          <draw:text-box>
            <text:p text:style-name="P10">blast.txt</text:p>
          </draw:text-box>
        </draw:fram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line draw:style-name="gr13" draw:text-style-name="P1" draw:layer="layout" svg:x1="14.134cm" svg:y1="9.181cm" svg:x2="14.48cm" svg:y2="9.181cm">
          <text:p/>
        </draw:line>
        <draw:line draw:style-name="gr13" draw:text-style-name="P1" draw:layer="layout" svg:x1="14.134cm" svg:y1="9.881cm" svg:x2="14.48cm" svg:y2="9.881cm">
          <text:p/>
        </draw:line>
        <draw:line draw:style-name="gr13" draw:text-style-name="P1" draw:layer="layout" svg:x1="14.134cm" svg:y1="10.981cm" svg:x2="14.48cm" svg:y2="10.981cm">
          <text:p/>
        </draw:lin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0" draw:layer="layout" svg:width="3.669cm" svg:height="0.962cm" svg:x="17.807cm" svg:y="8.874cm">
          <draw:text-box>
            <text:p text:style-name="P10">Sequences</text:p>
          </draw:text-box>
        </draw:frame>
        <draw:frame draw:style-name="gr8" draw:text-style-name="P10" draw:layer="layout" svg:width="2.018cm" svg:height="0.962cm" svg:x="17.807cm" svg:y="9.574cm">
          <draw:text-box>
            <text:p text:style-name="P10">HMM</text:p>
          </draw:text-box>
        </draw:frame>
        <draw:frame draw:style-name="gr8" draw:text-style-name="P10" draw:layer="layout" svg:width="1.035cm" svg:height="0.962cm" svg:x="17.807cm" svg:y="10.274cm">
          <draw:text-box>
            <text:p text:style-name="P10">...</text:p>
          </draw:text-box>
        </draw:fram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line draw:style-name="gr13" draw:text-style-name="P1" draw:layer="layout" svg:x1="17.634cm" svg:y1="9.382cm" svg:x2="17.98cm" svg:y2="9.382cm">
          <text:p/>
        </draw:line>
        <draw:line draw:style-name="gr13" draw:text-style-name="P1" draw:layer="layout" svg:x1="17.634cm" svg:y1="10.082cm" svg:x2="17.98cm" svg:y2="10.082cm">
          <text:p/>
        </draw:line>
        <draw:line draw:style-name="gr13" draw:text-style-name="P1" draw:layer="layout" svg:x1="17.634cm" svg:y1="10.882cm" svg:x2="17.98cm" svg:y2="10.882cm">
          <text:p/>
        </draw:lin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polyline draw:style-name="gr13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0" draw:layer="layout" svg:width="2.263cm" svg:height="0.962cm" svg:x="21.907cm" svg:y="9.074cm">
          <draw:text-box>
            <text:p text:style-name="P10">qn1.fa</text:p>
          </draw:text-box>
        </draw:frame>
        <draw:frame draw:style-name="gr8" draw:text-style-name="P10" draw:layer="layout" svg:width="2.369cm" svg:height="0.962cm" svg:x="21.907cm" svg:y="9.774cm">
          <draw:text-box>
            <text:p text:style-name="P10">abc.sp</text:p>
          </draw:text-box>
        </draw:frame>
        <draw:frame draw:style-name="gr8" draw:text-style-name="P10" draw:layer="layout" svg:width="1.035cm" svg:height="0.962cm" svg:x="21.907cm" svg:y="10.474cm">
          <draw:text-box>
            <text:p text:style-name="P10">...</text:p>
          </draw:text-box>
        </draw:frame>
        <draw:line draw:style-name="gr13" draw:text-style-name="P1" draw:layer="layout" svg:x1="21.734cm" svg:y1="9.582cm" svg:x2="22.08cm" svg:y2="9.582cm">
          <text:p/>
        </draw:line>
        <draw:line draw:style-name="gr13" draw:text-style-name="P1" draw:layer="layout" svg:x1="21.734cm" svg:y1="10.282cm" svg:x2="22.08cm" svg:y2="10.282cm">
          <text:p/>
        </draw:line>
        <draw:line draw:style-name="gr13" draw:text-style-name="P1" draw:layer="layout" svg:x1="21.734cm" svg:y1="11.082cm" svg:x2="22.08cm" svg:y2="11.082cm">
          <text:p/>
        </draw:line>
        <draw:frame draw:style-name="gr8" draw:text-style-name="P4" draw:layer="layout" svg:width="17.465cm" svg:height="1.28cm" svg:x="5.588cm" svg:y="1.514cm">
          <draw:text-box>
            <text:p text:style-name="P13"><text:span text:style-name="T3">Structure of file system on central storage</text:span></text:p>
          </draw:text-box>
        </draw:frame>
        <draw:line draw:style-name="gr14" draw:text-style-name="P1" draw:layer="layout" svg:x1="4.726cm" svg:y1="9.044cm" svg:x2="4.726cm" svg:y2="10.822cm">
          <text:p/>
        </draw:line>
        <draw:g>
          <draw:custom-shape draw:style-name="gr15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8.034cm" svg:y1="12.292cm" svg:x2="8.034cm" svg:y2="13.51cm">
            <text:p/>
          </draw:line>
        </draw:g>
        <draw:g>
          <draw:custom-shape draw:style-name="gr15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6.967cm" svg:x2="8.034cm" svg:y2="18.185cm">
            <text:p/>
          </draw:line>
        </draw:g>
        <draw:g>
          <draw:custom-shape draw:style-name="gr15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834cm" svg:y1="16.542cm" svg:x2="10.834cm" svg:y2="17.76cm">
            <text:p/>
          </draw:line>
        </draw:g>
        <draw:g>
          <draw:custom-shape draw:style-name="gr15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934cm" svg:y1="13.217cm" svg:x2="10.934cm" svg:y2="14.435cm">
            <text:p/>
          </draw:line>
        </draw:g>
        <draw:g>
          <draw:custom-shape draw:style-name="gr15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034cm" svg:y1="9.992cm" svg:x2="11.034cm" svg:y2="11.21cm">
            <text:p/>
          </draw:line>
        </draw:g>
        <draw:polyline draw:style-name="gr19" draw:text-style-name="P1" draw:layer="layout" svg:width="0.507cm" svg:height="1.785cm" svg:x="4.226cm" svg:y="4.818cm" svg:viewBox="0 0 508 1786" draw:points="0,0 508,0 508,1786 508,1702">
          <text:p/>
        </draw:polyline>
        <draw:polyline draw:style-name="gr19" draw:text-style-name="P1" draw:layer="layout" svg:width="0.507cm" svg:height="5.873cm" svg:x="7.526cm" svg:y="6.418cm" svg:viewBox="0 0 508 5874" draw:points="0,0 508,0 508,5874 508,5599">
          <text:p/>
        </draw:polyline>
        <draw:line draw:style-name="gr19" draw:text-style-name="P1" draw:layer="layout" svg:x1="8.034cm" svg:y1="13.51cm" svg:x2="8.034cm" svg:y2="14.88cm">
          <text:p/>
        </draw:line>
        <draw:polyline draw:style-name="gr19" draw:text-style-name="P1" draw:layer="layout" svg:width="0.507cm" svg:height="0.827cm" svg:x="10.326cm" svg:y="14.92cm" svg:viewBox="0 0 508 828" draw:points="0,0 508,0 508,828 508,789">
          <text:p/>
        </draw:polyline>
        <draw:frame draw:style-name="gr17" draw:text-style-name="P7" draw:layer="layout" svg:width="18.333cm" svg:height="1.12cm" svg:x="4.36cm" svg:y="18.765cm">
          <draw:text-box>
            <text:p text:style-name="P7"><text:span text:style-name="T6">Absolute path to unites_b : /pasteur/unites/unite_b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17" draw:layer="layout" svg:width="0.762cm" svg:height="0.962cm" svg:x="3.502cm" svg:y="4.31cm">
          <draw:text-box>
            <text:p text:style-name="P17"><text:span text:style-name="T1">/</text:span></text:p>
          </draw:text-box>
        </draw:frame>
        <draw:frame draw:style-name="gr8" draw:text-style-name="P18" draw:layer="layout" svg:width="2.614cm" svg:height="0.962cm" svg:x="5.006cm" svg:y="5.942cm">
          <draw:text-box>
            <text:p text:style-name="P18"><text:span text:style-name="T12">pasteur</text:span></text:p>
          </draw:text-box>
        </draw:frame>
        <draw:frame draw:style-name="gr8" draw:text-style-name="P10" draw:layer="layout" svg:width="1.383cm" svg:height="0.962cm" svg:x="5.006cm" svg:y="5.072cm">
          <draw:text-box>
            <text:p text:style-name="P10">opt</text:p>
          </draw:text-box>
        </draw:frame>
        <draw:frame draw:style-name="gr8" draw:text-style-name="P10" draw:layer="layout" svg:width="1.734cm" svg:height="0.962cm" svg:x="5.006cm" svg:y="6.772cm">
          <draw:text-box>
            <text:p text:style-name="P10">proc</text:p>
          </draw:text-box>
        </draw:frame>
        <draw:frame draw:style-name="gr8" draw:text-style-name="P10" draw:layer="layout" svg:width="1.734cm" svg:height="0.962cm" svg:x="8.206cm" svg:y="6.372cm">
          <draw:text-box>
            <text:p text:style-name="P10">gmp</text:p>
          </draw:text-box>
        </draw:frame>
        <draw:frame draw:style-name="gr8" draw:text-style-name="P19" draw:layer="layout" svg:width="2.547cm" svg:height="0.962cm" svg:x="8.206cm" svg:y="7.372cm">
          <draw:text-box>
            <text:p text:style-name="P19"><text:span text:style-name="T13">homes</text:span></text:p>
          </draw:text-box>
        </draw:frame>
        <draw:frame draw:style-name="gr8" draw:text-style-name="P10" draw:layer="layout" svg:width="2.331cm" svg:height="0.962cm" svg:x="8.206cm" svg:y="8.572cm">
          <draw:text-box>
            <text:p text:style-name="P10">listeria</text:p>
          </draw:text-box>
        </draw:frame>
        <draw:frame draw:style-name="gr8" draw:text-style-name="P10" draw:layer="layout" svg:width="2.538cm" svg:height="0.962cm" svg:x="11.207cm" svg:y="7.672cm">
          <draw:text-box>
            <text:p text:style-name="P10">login_1</text:p>
          </draw:text-box>
        </draw:frame>
        <draw:frame draw:style-name="gr8" draw:text-style-name="P20" draw:layer="layout" svg:width="2.729cm" svg:height="0.962cm" svg:x="11.207cm" svg:y="8.372cm">
          <draw:text-box>
            <text:p text:style-name="P20"><text:span text:style-name="T14">login_2</text:span></text:p>
          </draw:text-box>
        </draw:frame>
        <draw:frame draw:style-name="gr8" draw:text-style-name="P10" draw:layer="layout" svg:width="2.538cm" svg:height="0.962cm" svg:x="11.207cm" svg:y="9.072cm">
          <draw:text-box>
            <text:p text:style-name="P10">login_3</text:p>
          </draw:text-box>
        </draw:frame>
        <draw:polyline draw:style-name="gr13" draw:text-style-name="P1" draw:layer="layout" svg:width="0.507cm" svg:height="4.217cm" svg:x="4.226cm" svg:y="4.818cm" svg:viewBox="0 0 508 4218" draw:points="0,0 508,0 508,4218 508,4021">
          <text:p/>
        </draw:polyline>
        <draw:polyline draw:style-name="gr13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3" draw:text-style-name="P1" draw:layer="layout" svg:width="0.507cm" svg:height="2.233cm" svg:x="10.526cm" svg:y="7.918cm" svg:viewBox="0 0 508 2234" draw:points="0,0 508,0 508,2234 508,2129">
          <text:p/>
        </draw:polyline>
        <draw:line draw:style-name="gr13" draw:text-style-name="P1" draw:layer="layout" svg:x1="4.734cm" svg:y1="5.58cm" svg:x2="5.08cm" svg:y2="5.58cm">
          <text:p/>
        </draw:line>
        <draw:line draw:style-name="gr13" draw:text-style-name="P1" draw:layer="layout" svg:x1="4.734cm" svg:y1="6.48cm" svg:x2="5.08cm" svg:y2="6.48cm">
          <text:p/>
        </draw:line>
        <draw:line draw:style-name="gr13" draw:text-style-name="P1" draw:layer="layout" svg:x1="4.734cm" svg:y1="7.28cm" svg:x2="5.08cm" svg:y2="7.28cm">
          <text:p/>
        </draw:line>
        <draw:line draw:style-name="gr13" draw:text-style-name="P1" draw:layer="layout" svg:x1="8.034cm" svg:y1="6.88cm" svg:x2="8.38cm" svg:y2="6.88cm">
          <text:p/>
        </draw:line>
        <draw:line draw:style-name="gr21" draw:text-style-name="P1" draw:layer="layout" svg:x1="8.034cm" svg:y1="7.88cm" svg:x2="8.38cm" svg:y2="7.88cm">
          <text:p/>
        </draw:line>
        <draw:line draw:style-name="gr13" draw:text-style-name="P1" draw:layer="layout" svg:x1="8.034cm" svg:y1="9.08cm" svg:x2="8.38cm" svg:y2="9.08cm">
          <text:p/>
        </draw:line>
        <draw:line draw:style-name="gr13" draw:text-style-name="P1" draw:layer="layout" svg:x1="11.034cm" svg:y1="8.18cm" svg:x2="11.38cm" svg:y2="8.18cm">
          <text:p/>
        </draw:line>
        <draw:line draw:style-name="gr21" draw:text-style-name="P1" draw:layer="layout" svg:x1="11.034cm" svg:y1="8.88cm" svg:x2="11.38cm" svg:y2="8.88cm">
          <text:p/>
        </draw:line>
        <draw:line draw:style-name="gr13" draw:text-style-name="P1" draw:layer="layout" svg:x1="11.034cm" svg:y1="9.68cm" svg:x2="11.38cm" svg:y2="9.68cm">
          <text:p/>
        </draw:line>
        <draw:frame draw:style-name="gr8" draw:text-style-name="P19" draw:layer="layout" svg:width="2.373cm" svg:height="0.962cm" svg:x="8.206cm" svg:y="14.372cm">
          <draw:text-box>
            <text:p text:style-name="P19"><text:span text:style-name="T13">unites</text:span></text:p>
          </draw:text-box>
        </draw:frame>
        <draw:line draw:style-name="gr21" draw:text-style-name="P1" draw:layer="layout" svg:x1="8.034cm" svg:y1="14.88cm" svg:x2="8.38cm" svg:y2="14.88cm">
          <text:p/>
        </draw:line>
        <draw:frame draw:style-name="gr8" draw:text-style-name="P21" draw:layer="layout" svg:width="2.576cm" svg:height="0.962cm" svg:x="11.007cm" svg:y="14.673cm">
          <draw:text-box>
            <text:p text:style-name="P21"><text:span text:style-name="T15">unite_a</text:span></text:p>
          </draw:text-box>
        </draw:frame>
        <draw:frame draw:style-name="gr8" draw:text-style-name="P10" draw:layer="layout" svg:width="2.576cm" svg:height="0.962cm" svg:x="11.007cm" svg:y="15.373cm">
          <draw:text-box>
            <text:p text:style-name="P10">unite_b</text:p>
          </draw:text-box>
        </draw:frame>
        <draw:polyline draw:style-name="gr22" draw:text-style-name="P1" draw:layer="layout" svg:width="0.507cm" svg:height="1.718cm" svg:x="10.326cm" svg:y="14.919cm" svg:viewBox="0 0 508 1719" draw:points="0,0 508,0 508,1719 508,1639">
          <text:p/>
        </draw:polyline>
        <draw:line draw:style-name="gr21" draw:text-style-name="P1" draw:layer="layout" svg:x1="10.834cm" svg:y1="15.181cm" svg:x2="11.18cm" svg:y2="15.181cm">
          <text:p/>
        </draw:line>
        <draw:line draw:style-name="gr13" draw:text-style-name="P1" draw:layer="layout" svg:x1="10.834cm" svg:y1="15.881cm" svg:x2="11.18cm" svg:y2="15.881cm">
          <text:p/>
        </draw:line>
        <draw:line draw:style-name="gr13" draw:text-style-name="P1" draw:layer="layout" svg:x1="8.034cm" svg:y1="11.681cm" svg:x2="8.38cm" svg:y2="11.681cm">
          <text:p/>
        </draw:line>
        <draw:frame draw:style-name="gr8" draw:text-style-name="P10" draw:layer="layout" svg:width="2.86cm" svg:height="0.962cm" svg:x="11.107cm" svg:y="11.474cm">
          <draw:text-box>
            <text:p text:style-name="P10">projet_A</text:p>
          </draw:text-box>
        </draw:frame>
        <draw:frame draw:style-name="gr8" draw:text-style-name="P10" draw:layer="layout" svg:width="2.86cm" svg:height="0.962cm" svg:x="11.107cm" svg:y="12.174cm">
          <draw:text-box>
            <text:p text:style-name="P10">projet_B</text:p>
          </draw:text-box>
        </draw:frame>
        <draw:polyline draw:style-name="gr13" draw:text-style-name="P1" draw:layer="layout" svg:width="0.507cm" svg:height="1.718cm" svg:x="10.426cm" svg:y="11.72cm" svg:viewBox="0 0 508 1719" draw:points="0,0 508,0 508,1719 508,1639">
          <text:p/>
        </draw:polyline>
        <draw:line draw:style-name="gr13" draw:text-style-name="P1" draw:layer="layout" svg:x1="10.934cm" svg:y1="11.982cm" svg:x2="11.28cm" svg:y2="11.982cm">
          <text:p/>
        </draw:line>
        <draw:line draw:style-name="gr13" draw:text-style-name="P1" draw:layer="layout" svg:x1="10.934cm" svg:y1="12.682cm" svg:x2="11.28cm" svg:y2="12.682cm">
          <text:p/>
        </draw:line>
        <draw:frame draw:style-name="gr8" draw:text-style-name="P18" draw:layer="layout" svg:width="2.403cm" svg:height="0.962cm" svg:x="8.207cm" svg:y="11.172cm">
          <draw:text-box>
            <text:p text:style-name="P18"><text:span text:style-name="T12">projets</text:span></text:p>
          </draw:text-box>
        </draw:frame>
        <draw:polyline draw:style-name="gr21" draw:text-style-name="P1" draw:layer="layout" svg:width="0.507cm" svg:height="0.971cm" svg:x="10.526cm" svg:y="7.918cm" svg:viewBox="0 0 508 972" draw:points="0,0 508,0 508,972 508,927">
          <text:p/>
        </draw:polyline>
        <draw:frame draw:style-name="gr8" draw:text-style-name="P10" draw:layer="layout" svg:width="2.754cm" svg:height="0.962cm" svg:x="14.307cm" svg:y="8.673cm">
          <draw:text-box>
            <text:p text:style-name="P10">DataBio</text:p>
          </draw:text-box>
        </draw:frame>
        <draw:frame draw:style-name="gr8" draw:text-style-name="P10" draw:layer="layout" svg:width="2.691cm" svg:height="0.962cm" svg:x="14.307cm" svg:y="10.473cm">
          <draw:text-box>
            <text:p text:style-name="P10">blast.txt</text:p>
          </draw:text-box>
        </draw:fram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line draw:style-name="gr13" draw:text-style-name="P1" draw:layer="layout" svg:x1="14.134cm" svg:y1="9.181cm" svg:x2="14.48cm" svg:y2="9.181cm">
          <text:p/>
        </draw:line>
        <draw:line draw:style-name="gr13" draw:text-style-name="P1" draw:layer="layout" svg:x1="14.134cm" svg:y1="9.881cm" svg:x2="14.48cm" svg:y2="9.881cm">
          <text:p/>
        </draw:line>
        <draw:line draw:style-name="gr13" draw:text-style-name="P1" draw:layer="layout" svg:x1="14.134cm" svg:y1="10.981cm" svg:x2="14.48cm" svg:y2="10.981cm">
          <text:p/>
        </draw:line>
        <draw:polyline draw:style-name="gr13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0" draw:layer="layout" svg:width="3.669cm" svg:height="0.962cm" svg:x="17.807cm" svg:y="8.874cm">
          <draw:text-box>
            <text:p text:style-name="P10">Sequences</text:p>
          </draw:text-box>
        </draw:frame>
        <draw:frame draw:style-name="gr8" draw:text-style-name="P10" draw:layer="layout" svg:width="2.018cm" svg:height="0.962cm" svg:x="17.807cm" svg:y="9.574cm">
          <draw:text-box>
            <text:p text:style-name="P10">HMM</text:p>
          </draw:text-box>
        </draw:frame>
        <draw:frame draw:style-name="gr8" draw:text-style-name="P10" draw:layer="layout" svg:width="1.035cm" svg:height="0.962cm" svg:x="17.807cm" svg:y="10.274cm">
          <draw:text-box>
            <text:p text:style-name="P10">...</text:p>
          </draw:text-box>
        </draw:fram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line draw:style-name="gr13" draw:text-style-name="P1" draw:layer="layout" svg:x1="17.634cm" svg:y1="9.382cm" svg:x2="17.98cm" svg:y2="9.382cm">
          <text:p/>
        </draw:line>
        <draw:line draw:style-name="gr13" draw:text-style-name="P1" draw:layer="layout" svg:x1="17.634cm" svg:y1="10.082cm" svg:x2="17.98cm" svg:y2="10.082cm">
          <text:p/>
        </draw:line>
        <draw:line draw:style-name="gr13" draw:text-style-name="P1" draw:layer="layout" svg:x1="17.634cm" svg:y1="10.882cm" svg:x2="17.98cm" svg:y2="10.882cm">
          <text:p/>
        </draw:line>
        <draw:polyline draw:style-name="gr13" draw:text-style-name="P1" draw:layer="layout" svg:width="0.507cm" svg:height="2.233cm" svg:x="17.126cm" svg:y="9.12cm" svg:viewBox="0 0 508 2234" draw:points="0,0 508,0 508,2234 508,2129">
          <text:p/>
        </draw:polyline>
        <draw:polyline draw:style-name="gr13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0" draw:layer="layout" svg:width="2.263cm" svg:height="0.962cm" svg:x="21.907cm" svg:y="9.074cm">
          <draw:text-box>
            <text:p text:style-name="P10">qn1.fa</text:p>
          </draw:text-box>
        </draw:frame>
        <draw:frame draw:style-name="gr8" draw:text-style-name="P10" draw:layer="layout" svg:width="2.369cm" svg:height="0.962cm" svg:x="21.907cm" svg:y="9.774cm">
          <draw:text-box>
            <text:p text:style-name="P10">abc.sp</text:p>
          </draw:text-box>
        </draw:frame>
        <draw:frame draw:style-name="gr8" draw:text-style-name="P10" draw:layer="layout" svg:width="1.035cm" svg:height="0.962cm" svg:x="21.907cm" svg:y="10.474cm">
          <draw:text-box>
            <text:p text:style-name="P10">...</text:p>
          </draw:text-box>
        </draw:frame>
        <draw:line draw:style-name="gr13" draw:text-style-name="P1" draw:layer="layout" svg:x1="21.734cm" svg:y1="9.582cm" svg:x2="22.08cm" svg:y2="9.582cm">
          <text:p/>
        </draw:line>
        <draw:line draw:style-name="gr13" draw:text-style-name="P1" draw:layer="layout" svg:x1="21.734cm" svg:y1="10.282cm" svg:x2="22.08cm" svg:y2="10.282cm">
          <text:p/>
        </draw:line>
        <draw:line draw:style-name="gr13" draw:text-style-name="P1" draw:layer="layout" svg:x1="21.734cm" svg:y1="11.082cm" svg:x2="22.08cm" svg:y2="11.082cm">
          <text:p/>
        </draw:line>
        <draw:frame draw:style-name="gr8" draw:text-style-name="P4" draw:layer="layout" svg:width="17.465cm" svg:height="1.28cm" svg:x="5.588cm" svg:y="1.514cm">
          <draw:text-box>
            <text:p text:style-name="P13"><text:span text:style-name="T3">Structure of file system on central storage</text:span></text:p>
          </draw:text-box>
        </draw:frame>
        <draw:line draw:style-name="gr14" draw:text-style-name="P1" draw:layer="layout" svg:x1="4.726cm" svg:y1="9.044cm" svg:x2="4.726cm" svg:y2="10.822cm">
          <text:p/>
        </draw:line>
        <draw:g>
          <draw:custom-shape draw:style-name="gr15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2.292cm" svg:x2="8.034cm" svg:y2="13.51cm">
            <text:p/>
          </draw:line>
        </draw:g>
        <draw:g>
          <draw:custom-shape draw:style-name="gr15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034cm" svg:y1="16.967cm" svg:x2="8.034cm" svg:y2="18.185cm">
            <text:p/>
          </draw:line>
        </draw:g>
        <draw:g>
          <draw:custom-shape draw:style-name="gr15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834cm" svg:y1="16.542cm" svg:x2="10.834cm" svg:y2="17.76cm">
            <text:p/>
          </draw:line>
        </draw:g>
        <draw:g>
          <draw:custom-shape draw:style-name="gr15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934cm" svg:y1="13.217cm" svg:x2="10.934cm" svg:y2="14.435cm">
            <text:p/>
          </draw:line>
        </draw:g>
        <draw:g>
          <draw:custom-shape draw:style-name="gr15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034cm" svg:y1="9.992cm" svg:x2="11.034cm" svg:y2="11.21cm">
            <text:p/>
          </draw:line>
        </draw:g>
        <draw:polyline draw:style-name="gr21" draw:text-style-name="P1" draw:layer="layout" svg:width="0.507cm" svg:height="0.319cm" svg:x="10.326cm" svg:y="14.92cm" svg:viewBox="0 0 508 320" draw:points="0,0 508,0 508,320 508,305">
          <text:p/>
        </draw:polyline>
        <draw:line draw:style-name="gr21" draw:text-style-name="P1" draw:layer="layout" svg:x1="8.034cm" svg:y1="14.88cm" svg:x2="8.034cm" svg:y2="7.88cm">
          <text:p/>
        </draw:line>
        <draw:frame draw:style-name="gr8" draw:layer="layout" svg:width="16.673cm" svg:height="0.962cm" svg:x="4.572cm" svg:y="18.85cm">
          <draw:text-box>
            <text:p>Relative path from login_2 to unite_a : cd ../unites/unite_a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102cm" svg:stroke-color="#000000" draw:marker-start-width="0.508cm" draw:marker-end-width="0.508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Neron</meta:initial-creator>
    <meta:creation-date>2014-10-13T13:47:10.293827151</meta:creation-date>
    <dc:date>2014-10-13T17:16:15.586374885</dc:date>
    <dc:creator>bertrand Neron</dc:creator>
    <meta:editing-duration>PT2H57M12S</meta:editing-duration>
    <meta:editing-cycles>3</meta:editing-cycles>
    <meta:generator>LibreOffice/4.2.6.3$Linux_X86_64 LibreOffice_project/420m0$Build-3</meta:generator>
    <meta:document-statistic meta:object-count="461"/>
  </office:meta>
</office:document-meta>
</file>